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3924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2.4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 style:list-style-name="WWNum4">
      <style:paragraph-properties fo:text-align="start" style:justify-single-word="false"/>
      <style:text-properties officeooo:paragraph-rsid="000f4ee8"/>
    </style:style>
    <style:style style:name="P2" style:family="paragraph" style:parent-style-name="Standard" style:list-style-name="WWNum2">
      <style:paragraph-properties fo:text-align="start" style:justify-single-word="false"/>
      <style:text-properties officeooo:paragraph-rsid="000f4ee8"/>
    </style:style>
    <style:style style:name="P3" style:family="paragraph" style:parent-style-name="Standard" style:list-style-name="WWNum5">
      <style:paragraph-properties fo:text-align="start" style:justify-single-word="false"/>
      <style:text-properties officeooo:paragraph-rsid="000f4ee8"/>
    </style:style>
    <style:style style:name="P4" style:family="paragraph" style:parent-style-name="Standard">
      <style:paragraph-properties fo:text-align="start" style:justify-single-word="false"/>
      <style:text-properties officeooo:paragraph-rsid="000f4ee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4ee8"/>
    </style:style>
    <style:style style:name="P6" style:family="paragraph" style:parent-style-name="Standard">
      <style:paragraph-properties fo:text-align="center" style:justify-single-word="false"/>
      <style:text-properties style:font-name="FreeSerif" officeooo:paragraph-rsid="000f4ee8"/>
    </style:style>
    <style:style style:name="P7" style:family="paragraph" style:parent-style-name="Standard">
      <style:paragraph-properties fo:text-align="start" style:justify-single-word="false"/>
      <style:text-properties style:font-name="FreeSerif" style:text-underline-style="solid" style:text-underline-width="auto" style:text-underline-color="font-color" officeooo:paragraph-rsid="000f4ee8"/>
    </style:style>
    <style:style style:name="P8" style:family="paragraph" style:parent-style-name="Standard">
      <style:paragraph-properties fo:text-align="start" style:justify-single-word="false"/>
      <style:text-properties fo:color="#666666" fo:font-weight="normal" officeooo:paragraph-rsid="000f4ee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666666" officeooo:paragraph-rsid="000f4ee8"/>
    </style:style>
    <style:style style:name="P10" style:family="paragraph" style:parent-style-name="Standard">
      <style:paragraph-properties fo:text-align="start" style:justify-single-word="false"/>
      <style:text-properties fo:color="#666666" fo:font-size="10pt" fo:font-weight="normal" officeooo:paragraph-rsid="000f4ee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666666" style:font-name="FreeSerif" officeooo:paragraph-rsid="000f4ee8"/>
    </style:style>
    <style:style style:name="P12" style:family="paragraph" style:parent-style-name="Standard">
      <style:paragraph-properties fo:text-align="start" style:justify-single-word="false"/>
      <style:text-properties fo:color="#666666" style:font-name="FreeSerif" style:text-underline-style="none" fo:font-weight="bold" officeooo:paragraph-rsid="000f4ee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officeooo:rsid="00110cb2" officeooo:paragraph-rsid="00110cb2"/>
    </style:style>
    <style:style style:name="P14" style:family="paragraph" style:parent-style-name="Standard">
      <style:paragraph-properties fo:text-align="start" style:justify-single-word="false"/>
      <style:text-properties fo:font-size="10pt" officeooo:paragraph-rsid="000f4ee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rsid="0010ddfd" officeooo:paragraph-rsid="0010ddfd"/>
    </style:style>
    <style:style style:name="P16" style:family="paragraph" style:parent-style-name="Standard">
      <style:paragraph-properties fo:text-align="start" style:justify-single-word="false"/>
      <style:text-properties officeooo:rsid="00110cb2" officeooo:paragraph-rsid="00110cb2"/>
    </style:style>
    <style:style style:name="P17" style:family="paragraph" style:parent-style-name="Standard" style:list-style-name="">
      <style:paragraph-properties fo:margin-left="0.5in" fo:margin-right="0in" fo:text-align="start" style:justify-single-word="false" fo:text-indent="0in" style:auto-text-indent="false"/>
      <style:text-properties officeooo:paragraph-rsid="000f4ee8"/>
    </style:style>
    <style:style style:name="P18" style:family="paragraph" style:parent-style-name="Standard" style:list-style-name="">
      <style:paragraph-properties fo:margin-left="0.5in" fo:margin-right="0in" fo:text-align="start" style:justify-single-word="false" fo:text-indent="0in" style:auto-text-indent="false"/>
      <style:text-properties fo:color="#666666" style:font-name="FreeSerif" style:text-underline-style="none" fo:font-weight="normal" officeooo:paragraph-rsid="000f4ee8" style:font-weight-asian="normal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officeooo:paragraph-rsid="000f4ee8"/>
    </style:style>
    <style:style style:name="P20" style:family="paragraph" style:parent-style-name="Text_20_body">
      <style:text-properties officeooo:paragraph-rsid="000f4ee8"/>
    </style:style>
    <style:style style:name="P21" style:family="paragraph" style:parent-style-name="Text_20_body">
      <style:paragraph-properties fo:text-align="start" style:justify-single-word="false"/>
      <style:text-properties officeooo:paragraph-rsid="0010ddfd"/>
    </style:style>
    <style:style style:name="P22" style:family="paragraph" style:parent-style-name="Text_20_body">
      <style:paragraph-properties fo:text-align="start" style:justify-single-word="false"/>
      <style:text-properties officeooo:paragraph-rsid="00110cb2"/>
    </style:style>
    <style:style style:name="P23" style:family="paragraph" style:parent-style-name="Table_20_Contents">
      <style:paragraph-properties fo:text-align="start" style:justify-single-word="false"/>
      <style:text-properties officeooo:paragraph-rsid="000f4ee8"/>
    </style:style>
    <style:style style:name="P24" style:family="paragraph" style:parent-style-name="Table_20_Contents">
      <style:paragraph-properties fo:text-align="start" style:justify-single-word="false"/>
      <style:text-properties fo:color="#666666" style:font-name="FreeSerif" officeooo:paragraph-rsid="000f4ee8"/>
    </style:style>
    <style:style style:name="P25" style:family="paragraph" style:parent-style-name="Table_20_Contents">
      <style:paragraph-properties fo:text-align="start" style:justify-single-word="false"/>
      <style:text-properties style:font-name="FreeSerif" officeooo:paragraph-rsid="000f4ee8"/>
    </style:style>
    <style:style style:name="P26" style:family="paragraph" style:parent-style-name="Heading_20_2">
      <style:paragraph-properties fo:text-align="start" style:justify-single-word="false"/>
      <style:text-properties officeooo:paragraph-rsid="000f4ee8"/>
    </style:style>
    <style:style style:name="T1" style:family="text">
      <style:text-properties fo:color="#ff6600" style:font-name="FreeSerif" fo:font-size="24pt" style:font-size-asian="24pt" style:font-size-complex="24pt"/>
    </style:style>
    <style:style style:name="T2" style:family="text">
      <style:text-properties fo:color="#ff6600" style:font-name="FreeSerif" fo:font-size="24pt" officeooo:rsid="000f4ee8" style:font-size-asian="24pt" style:font-size-complex="24pt"/>
    </style:style>
    <style:style style:name="T3" style:family="text">
      <style:text-properties fo:color="#ff6600" style:font-name="FreeSerif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ff6600" style:font-name="FreeSerif" style:text-underline-style="none" fo:font-weight="bold" style:font-weight-asian="bold" style:font-weight-complex="bold"/>
    </style:style>
    <style:style style:name="T5" style:family="text">
      <style:text-properties fo:color="#ff6600" style:font-name="FreeSerif" fo:font-weight="bold" style:font-weight-asian="bold" style:font-weight-complex="bold"/>
    </style:style>
    <style:style style:name="T6" style:family="text">
      <style:text-properties fo:color="#666666" style:font-name="FreeSerif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666666" style:font-name="FreeSerif" fo:font-size="14pt" style:text-underline-style="none" fo:font-weight="bold" officeooo:rsid="00118c31" style:font-size-asian="14pt" style:font-weight-asian="bold" style:font-size-complex="14pt" style:font-weight-complex="bold"/>
    </style:style>
    <style:style style:name="T8" style:family="text">
      <style:text-properties fo:color="#666666" style:font-name="FreeSerif" style:text-underline-style="none" fo:font-weight="normal" style:font-weight-asian="normal" style:font-weight-complex="normal"/>
    </style:style>
    <style:style style:name="T9" style:family="text">
      <style:text-properties fo:color="#666666" style:font-name="FreeSerif" style:text-underline-style="none" fo:font-weight="normal" officeooo:rsid="000f4ee8" style:font-weight-asian="normal" style:font-weight-complex="normal"/>
    </style:style>
    <style:style style:name="T10" style:family="text">
      <style:text-properties fo:color="#666666" style:font-name="FreeSerif" style:text-underline-style="none" fo:font-weight="bold" style:font-weight-asian="bold" style:font-weight-complex="bold"/>
    </style:style>
    <style:style style:name="T11" style:family="text">
      <style:text-properties fo:color="#666666" style:font-name="FreeSerif" style:text-underline-style="none"/>
    </style:style>
    <style:style style:name="T12" style:family="text">
      <style:text-properties fo:color="#666666" style:font-name="FreeSerif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color="#666666" style:font-name="FreeSerif"/>
    </style:style>
    <style:style style:name="T14" style:family="text">
      <style:text-properties fo:color="#666666" style:font-name="FreeSerif" fo:font-weight="bold" style:font-weight-asian="bold" style:font-weight-complex="bold"/>
    </style:style>
    <style:style style:name="T15" style:family="text">
      <style:text-properties fo:color="#666666" style:font-name="FreeSerif" fo:font-size="12pt" style:font-size-asian="12pt" style:font-size-complex="12pt"/>
    </style:style>
    <style:style style:name="T16" style:family="text">
      <style:text-properties fo:color="#666666" style:font-name="FreeSeri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66" style:font-name="FreeSerif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666666" style:font-name="FreeSerif" fo:font-size="12pt" style:text-underline-style="none" fo:font-weight="normal" officeooo:rsid="00110cb2" style:font-size-asian="12pt" style:font-weight-asian="normal" style:font-size-complex="12pt" style:font-weight-complex="normal"/>
    </style:style>
    <style:style style:name="T19" style:family="text">
      <style:text-properties fo:color="#666666" style:text-position="sub 58%" style:font-name="FreeSerif"/>
    </style:style>
    <style:style style:name="T20" style:family="text">
      <style:text-properties fo:color="#666666" style:text-position="super 58%" style:font-name="FreeSerif"/>
    </style:style>
    <style:style style:name="T21" style:family="text">
      <style:text-properties fo:color="#729fcf" style:font-name="FreeSerif" style:text-underline-style="none" fo:font-weight="bold" style:font-weight-asian="bold" style:font-weight-complex="bold"/>
    </style:style>
    <style:style style:name="T22" style:family="text">
      <style:text-properties fo:color="#729fcf" style:font-name="FreeSerif" style:text-underline-style="none" fo:font-weight="bold" officeooo:rsid="0010ddfd" style:font-weight-asian="bold" style:font-weight-complex="bold"/>
    </style:style>
    <style:style style:name="T23" style:family="text">
      <style:text-properties fo:color="#729fcf" style:font-name="FreeSerif" style:text-underline-style="none" fo:font-weight="bold" officeooo:rsid="00110cb2" style:font-weight-asian="bold" style:font-weight-complex="bold"/>
    </style:style>
    <style:style style:name="T24" style:family="text">
      <style:text-properties fo:color="#729fcf" style:font-name="FreeSerif" style:text-underline-style="none"/>
    </style:style>
    <style:style style:name="T25" style:family="text">
      <style:text-properties fo:color="#729fcf" style:font-name="FreeSerif" style:text-underline-style="none" fo:font-weight="normal" officeooo:rsid="00110cb2" style:font-weight-asian="normal" style:font-weight-complex="normal"/>
    </style:style>
    <style:style style:name="T26" style:family="text">
      <style:text-properties fo:color="#729fcf" style:font-name="FreeSerif" style:text-underline-style="none" fo:font-weight="normal" officeooo:rsid="0010ddfd" style:font-weight-asian="normal" style:font-weight-complex="normal"/>
    </style:style>
    <style:style style:name="T27" style:family="text">
      <style:text-properties fo:color="#729fcf" style:font-name="FreeSerif"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color="#729fcf" style:text-position="super 58%" style:font-name="FreeSerif" style:text-underline-style="none" fo:font-weight="normal" officeooo:rsid="00110cb2" style:font-weight-asian="normal" style:font-weight-complex="normal"/>
    </style:style>
    <style:style style:name="T29" style:family="text">
      <style:text-properties fo:color="#729fcf" style:text-position="sub 58%" style:font-name="FreeSerif" style:text-underline-style="none" fo:font-weight="normal" officeooo:rsid="00110cb2" style:font-weight-asian="normal" style:font-weight-complex="normal"/>
    </style:style>
    <style:style style:name="T30" style:family="text">
      <style:text-properties fo:color="#729fcf" style:text-position="0% 100%" style:font-name="FreeSerif" style:text-underline-style="none" fo:font-weight="normal" officeooo:rsid="00110cb2" style:font-weight-asian="normal" style:font-weight-complex="normal"/>
    </style:style>
    <style:style style:name="T31" style:family="text">
      <style:text-properties fo:color="#579d1c" style:font-name="FreeSerif"/>
    </style:style>
    <style:style style:name="T32" style:family="text">
      <style:text-properties fo:color="#579d1c" style:font-name="FreeSerif" style:text-underline-style="none" fo:font-weight="normal" style:font-weight-asian="normal" style:font-weight-complex="normal"/>
    </style:style>
    <style:style style:name="T33" style:family="text">
      <style:text-properties style:font-name="FreeSerif"/>
    </style:style>
    <style:style style:name="T34" style:family="text">
      <style:text-properties style:font-name="FreeSerif" style:text-underline-style="none"/>
    </style:style>
    <style:style style:name="T35" style:family="text">
      <style:text-properties fo:color="#111111" style:font-name="FreeSerif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ATHE</text:span><text:span text:style-name="T3">ν</text:span><text:span text:style-name="T1">A </text:span><text:span text:style-name="T2">Non-Thermal Radiation</text:span><text:span text:style-name="T1"> Code</text:span></text:p>
      <text:p text:style-name="P6"/>
      <text:p text:style-name="P4"><text:span text:style-name="T6">Contributors (in alphabetical order)</text:span></text:p>
      <text:p text:style-name="P4"><text:span text:style-name="T8">Apostolos Mastichiadis, Maria Petropoulou</text:span></text:p>
      <text:p text:style-name="P8"/>
      <text:p text:style-name="P4"><text:span text:style-name="T6">Description</text:span></text:p>
      <text:p text:style-name="P4"><text:span text:style-name="T8">Radiative transfer code for non-thermal leptonic and hadronic processes </text:span><text:span text:style-name="T9">(only synchrotron for the latter)</text:span><text:span text:style-name="T8"> in spherical geometry.</text:span></text:p>
      <text:p text:style-name="P4"><text:span text:style-name="T8">Solves a system of coupled integro-differential equations for the energy and temporal evolution of non-thermal particle populations (protons,electrons/positrons, photons) injected in a spherical volume.</text:span></text:p>
      <text:p text:style-name="P9"/>
      <text:p text:style-name="P4"><text:span text:style-name="T6">Code specifications</text:span></text:p>
      <text:p text:style-name="P4"><text:span text:style-name="T8">Written in FORTRAN 77. Uses routine D02EJF from the NAG library (https://www.nag.com/numeric/fl/nagdoc_fl24/pdf/d02/d02ejf.pdf)</text:span></text:p>
      <text:p text:style-name="P9"/>
      <text:p text:style-name="P4"><text:span text:style-name="T6">Requirements </text:span></text:p>
      <text:list xml:id="list4096274834229417986" text:style-name="WWNum4">
        <text:list-item>
          <text:p text:style-name="P1"><text:span text:style-name="T21">g77 Fortran compiler</text:span></text:p>
        </text:list-item>
        <text:list-item>
          <text:p text:style-name="P1"><text:span text:style-name="T21">NAG library </text:span></text:p>
        </text:list-item>
      </text:list>
      <text:p text:style-name="P4"><text:span text:style-name="T8">Some information for installation in Ubuntu based-systems follows. </text:span></text:p>
      <text:p text:style-name="P10"/>
      <text:p text:style-name="P4"><text:span text:style-name="T12"><text:s/></text:span><text:span text:style-name="T21">g77 Fortran compiler </text:span></text:p>
      <text:p text:style-name="P4"><text:span text:style-name="T12">for more info visit also </text:span><text:a xlink:type="simple" xlink:href="https://askubuntu.com/questions/837618/need-the-gnu-g77-fortran-compiler-on-ubuntu-16-04-having-issues" text:style-name="Internet_20_link" text:visited-style-name="Visited_20_Internet_20_Link"><text:span text:style-name="Internet_20_link"><text:span text:style-name="T12">https://askubuntu.com/questions/837618/need-the-gnu-g77-fortran-compiler-on-ubuntu-16-04-having-issues</text:span></text:span></text:a></text:p>
      <text:p text:style-name="P4"><text:span text:style-name="T21"><text:s text:c="10"/></text:span></text:p>
      <text:p text:style-name="P4"><text:span text:style-name="T13">1) update repositories... add old ones</text:span></text:p>
      <text:p text:style-name="P11"/>
      <text:p text:style-name="P20"><text:span text:style-name="T31">sudo kate /etc/apt/sources.list</text:span></text:p>
      <text:p text:style-name="P20"><text:span text:style-name="T13">add the following lines:</text:span></text:p>
      <text:p text:style-name="P20"><text:span text:style-name="T33">deb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 universe<text:line-break/>deb-src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 universe<text:line-break/>deb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-updates universe<text:line-break/>deb-src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-updates universe</text:span></text:p>
      <text:p text:style-name="P20"><text:span text:style-name="T31">sudo apt-get update</text:span></text:p>
      <text:p text:style-name="P20"><text:span text:style-name="T13">2) install the g77 compiler</text:span></text:p>
      <text:p text:style-name="P20"><text:span text:style-name="T31">sudo apt-get install g77</text:span></text:p>
      <text:p text:style-name="P20"><text:span text:style-name="T13">3) add paths in .bashrc</text:span></text:p>
      <text:p text:style-name="P20"><text:span text:style-name="T13">add following lines in .bashrc:</text:span></text:p>
      <text:p text:style-name="P20"><text:span text:style-name="T31">LIBRARY_PATH=/usr/lib/x86_64-<text:line-break/>export LIBRARY_PATH</text:span></text:p>
      <text:p text:style-name="P20"><text:soft-page-break/><text:span text:style-name="T13">4) comment out old repositories </text:span></text:p>
      <text:p text:style-name="P20"><text:span text:style-name="T31">kate /etc/apt/sources.list</text:span></text:p>
      <text:p text:style-name="P20"><text:span text:style-name="T13">comment the following lines:</text:span></text:p>
      <text:p text:style-name="P20"><text:span text:style-name="T33"># deb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 universe<text:line-break/># deb-src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 universe<text:line-break/># deb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-updates universe<text:line-break/># deb-src </text:span><text:a xlink:type="simple" xlink:href="http://old-releases.ubuntu.com/ubuntu/" text:style-name="Internet_20_link" text:visited-style-name="Visited_20_Internet_20_Link"><text:span text:style-name="Internet_20_link"><text:span text:style-name="T33">http://old-releases.ubuntu.</text:span></text:span></text:a><text:span text:style-name="T33"> hardy-updates universe</text:span></text:p>
      <text:p text:style-name="P20"><text:span text:style-name="T31">sudo apt-get update</text:span></text:p>
      <text:p text:style-name="P20"><text:span text:style-name="T13">5) create proper soft links if needed (links in /usr/lib)</text:span><text:span text:style-name="T33"><text:line-break/></text:span><text:span text:style-name="T31"> sudo ln -s /usr/lib/gcc/x86_64-linux-gnu/5/libgcc_s.so /usr/lib/libgcc_s.so</text:span></text:p>
      <text:p text:style-name="P20"><text:span text:style-name="T13">6) install NAG (see below)</text:span></text:p>
      <text:p text:style-name="P20"><text:span text:style-name="T21">– Installation of NAG library* </text:span></text:p>
      <text:p text:style-name="P17"><text:span text:style-name="T32">linux&gt; gunzip -c nag17.tar.gz | tar xvf -<text:line-break/>linux&gt; cd nag17<text:line-break/>linux/nag17&gt; cd scripts<text:line-break/>linux/nag17/scripts&gt; ./compile<text:line-break/>linux/nag17/scripts&gt;./</text:span><text:span text:style-name="T8"><text:line-break/></text:span></text:p>
      <text:p text:style-name="P17"><text:span text:style-name="T8">The last command creates the library named 'libnag.a' (inside the 'linux/nag17' directory).<text:line-break/>You can move it to '/usr/local/lib' or '/usr/lib'. <text:s/>You simply call it with the flag '-lnag':<text:line-break/></text:span></text:p>
      <text:p text:style-name="P17"><text:span text:style-name="T32">linux&gt; g77 -o tst.x tst.f -lnag</text:span><text:span text:style-name="T8"><text:line-break/><text:line-break/>If you put it in some other directory, e.g. 'home/harold/lib' , you have to give the full path:<text:line-break/></text:span><text:span text:style-name="T32">linux&gt; g77 -o tst.x tst.f -lnag -L/home/harold/lib</text:span><text:span text:style-name="T8"><text:line-break/><text:line-break/>In 'linux/nag17/examples/" there are examples for all routines. </text:span></text:p>
      <text:p text:style-name="P18"/>
      <text:p text:style-name="P4"><text:span text:style-name="T27">* Currently using NAG/F77 MARK 17 library (nag17.tar.gz) A more updated version of the library can also be downloaded. The d02ejf routine is part of the newest version (</text:span><text:a xlink:type="simple" xlink:href="https://www.nag.com/numeric/nl/nagdoc_27/flhtml/d02/d02intro.html" text:style-name="Internet_20_link" text:visited-style-name="Visited_20_Internet_20_Link"><text:span text:style-name="Internet_20_link"><text:span text:style-name="T27">https://www.nag.com/numeric/nl/nagdoc_27/flhtml/d02/d02intro.html</text:span></text:span></text:a><text:span text:style-name="T27">)</text:span></text:p>
      <text:p text:style-name="P14"/>
      <text:p text:style-name="P4"><text:span text:style-name="T8">NOTE – If needed, add repository and install missing library. In the following example, the missing library during installation is </text:span><text:span text:style-name="T35">libxp6:</text:span></text:p>
      <text:p text:style-name="P9"/>
      <text:p text:style-name="P4"><text:span text:style-name="T35">deb </text:span><text:a xlink:type="simple" xlink:href="http://security.ubuntu.com/ubuntu" text:style-name="Internet_20_link" text:visited-style-name="Visited_20_Internet_20_Link"><text:span text:style-name="Internet_20_link"><text:span text:style-name="T35">http://security.ubuntu.com/</text:span></text:span></text:a><text:span text:style-name="T35"> precise-security main<text:line-break/>sudo apt update<text:line-break/>sudo apt install libxp6</text:span></text:p>
      <text:p text:style-name="P12"/>
      <text:p text:style-name="P4"><text:span text:style-name="T6">Usage</text:span></text:p>
      <text:p text:style-name="P4"><text:span text:style-name="T8">To compile type: </text:span><text:span text:style-name="T32">g77 -o code.out code.f -lnag -O3 -funroll-loops </text:span></text:p>
      <text:p text:style-name="P4"><text:span text:style-name="T8">To run type: </text:span><text:span text:style-name="T32">./code</text:span></text:p>
      <text:p text:style-name="P12"><text:soft-page-break/></text:p>
      <text:p text:style-name="P4"><text:span text:style-name="T6">Summary of physical processes</text:span></text:p>
      <text:list xml:id="list3514797994544070044" text:style-name="WWNum2">
        <text:list-item>
          <text:p text:style-name="P2"><text:span text:style-name="T4">Protons: <text:s/></text:span><text:span text:style-name="T8">external</text:span><text:span text:style-name="T4"> </text:span><text:span text:style-name="T8">injection, escape, synchrotron losses </text:span></text:p>
        </text:list-item>
        <text:list-item>
          <text:p text:style-name="P2"><text:span text:style-name="T4">Electrons/positrons: </text:span><text:span text:style-name="T8">external</text:span><text:span text:style-name="T4"> </text:span><text:span text:style-name="T8">injection, escape, synchrotron losses, inverse Compton scattering losses, injection from photon-photon pair production </text:span></text:p>
        </text:list-item>
        <text:list-item>
          <text:p text:style-name="P2"><text:span text:style-name="T4">Photons: </text:span><text:span text:style-name="T8">escape, injection from synchrotron, injection from inverse Compton scattering, losses from photon-photon pair production, losses from synchrotron self-absorption. </text:span></text:p>
        </text:list-item>
      </text:list>
      <text:p text:style-name="P9"/>
      <text:p text:style-name="P4"><text:span text:style-name="T6">Code Features </text:span></text:p>
      <text:list xml:id="list4266485977383051351" text:style-name="WWNum5">
        <text:list-item>
          <text:p text:style-name="P3"><text:span text:style-name="T8">Time-dependent calculations.</text:span></text:p>
        </text:list-item>
        <text:list-item>
          <text:p text:style-name="P3"><text:span text:style-name="T8">Energy conservation.</text:span></text:p>
        </text:list-item>
        <text:list-item>
          <text:p text:style-name="P3"><text:span text:style-name="T8">Linear and non-linear electromagnetic cascades.</text:span></text:p>
        </text:list-item>
        <text:list-item>
          <text:p text:style-name="P3"><text:span text:style-name="T8">Option for power law (PL), broken power law (BPL), and grey-body external photon fields.</text:span></text:p>
        </text:list-item>
        <text:list-item>
          <text:p text:style-name="P3"><text:span text:style-name="T8">Option for power law (PL) and broken power law (BPL) injection of electrons and protons. </text:span></text:p>
        </text:list-item>
        <text:list-item>
          <text:p text:style-name="P3"><text:span text:style-name="T8">Option for sharp or super-exponential high-energy cutoff for PL and BPL injection of electrons and protons.</text:span></text:p>
        </text:list-item>
      </text:list>
      <text:p text:style-name="P9"/>
      <text:p text:style-name="P4"><text:span text:style-name="T6">Description of input file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<text:span text:style-name="T5">Symbol</text:span></text:p>
          </table:table-cell>
          <table:table-cell table:style-name="Table1.A1" office:value-type="string">
            <text:p text:style-name="P23"><text:span text:style-name="T5">Description</text:span></text:p>
          </table:table-cell>
          <table:table-cell table:style-name="Table1.A1" office:value-type="string">
            <text:p text:style-name="P23"><text:span text:style-name="T5">Value or Units</text:span></text:p>
          </table:table-cell>
          <table:table-cell table:style-name="Table1.D1" office:value-type="string">
            <text:p text:style-name="P23"><text:span text:style-name="T5">Comment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readin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running code from previous output. If ireadin=0, the code starts from the initial conditions provided in input file. If ireadin=1, the code starts from previously stored output files (dum_r4.dat). </text:span><text:span text:style-name="T14">NOTE –</text:span><text:span text:style-name="T13"> when using ireadin=1, </text:span><text:span text:style-name="T14">bfield</text:span><text:span text:style-name="T13"> should not be changed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npdec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10 </text:span></text:p>
          </table:table-cell>
          <table:table-cell table:style-name="Table1.D1" office:value-type="string">
            <text:p text:style-name="P23"><text:span text:style-name="T13">Not to be changed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nsteps</text:span></text:p>
          </table:table-cell>
          <table:table-cell table:style-name="Table1.A1" office:value-type="string">
            <text:p text:style-name="P23"><text:span text:style-name="T13">Integer </text:span></text:p>
          </table:table-cell>
          <table:table-cell table:style-name="Table1.A1" office:value-type="string">
            <text:p text:style-name="P23"><text:span text:style-name="T13"><text:s/></text:span></text:p>
          </table:table-cell>
          <table:table-cell table:style-name="Table1.D1" office:value-type="string">
            <text:p text:style-name="P23"><text:span text:style-name="T13">How often to save output file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nout</text:span></text:p>
          </table:table-cell>
          <table:table-cell table:style-name="Table1.A1" office:value-type="string">
            <text:p text:style-name="P23"><text:span text:style-name="T13">Integer 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How often (in code time steps) to print output on scree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tmax</text:span></text:p>
          </table:table-cell>
          <table:table-cell table:style-name="Table1.A1" office:value-type="string">
            <text:p text:style-name="P23"><text:span text:style-name="T13">Real 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Max time of physical proble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pexmx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Max bin proton Lorentz factor array. </text:span><text:span text:style-name="T14">NOTE –</text:span><text:span text:style-name="T13"> 100 x larger than actual max proton Lorentz factor (</text:span><text:span text:style-name="T10">gpexmx=2+gpextmx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ypmin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Number density (in code units) of background proton/neutron array (used in initialization of the proton/neutron array)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0">yemin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Number density (in code units) of background electron/neutrino array (used in initialization of the electron/neutrino arra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ygmin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Number density (in code units) of background photon array (used in initialization of the photon arra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tol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1e-5 to 1e-4</text:span></text:p>
          </table:table-cell>
          <table:table-cell table:style-name="Table1.D1" office:value-type="string">
            <text:p text:style-name="P23"><text:span text:style-name="T15">Controls the error in the integration performed by the d02ejf routine. </text:span><text:span text:style-name="T16">NOTE –</text:span><text:span text:style-name="T15"> to start from existing output (ireadin=1) usually tol must be reduced to 1e-5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pinj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2. (default)</text:span></text:p>
          </table:table-cell>
          <table:table-cell table:style-name="Table1.D1" office:value-type="string">
            <text:p text:style-name="P23"><text:span text:style-name="T13">Power-law slope of proton background array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einj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2. (default) </text:span></text:p>
          </table:table-cell>
          <table:table-cell table:style-name="Table1.D1" office:value-type="string">
            <text:p text:style-name="P23"><text:span text:style-name="T13">Power-law slope of electron background array. </text:span><text:span text:style-name="T14">NOTE –</text:span><text:span text:style-name="T13"> can be changed if the code crashes (typical values between 2-3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ginj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2. (default)</text:span></text:p>
          </table:table-cell>
          <table:table-cell table:style-name="Table1.D1" office:value-type="string">
            <text:p text:style-name="P23"><text:span text:style-name="T13">Power-law slope of photon background array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radius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 [cm]</text:span></text:p>
          </table:table-cell>
          <table:table-cell table:style-name="Table1.D1" office:value-type="string">
            <text:p text:style-name="P23"><text:span text:style-name="T13">Radius of spherical reg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bfield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[Gauss]</text:span></text:p>
          </table:table-cell>
          <table:table-cell table:style-name="Table1.D1" office:value-type="string">
            <text:p text:style-name="P23"><text:span text:style-name="T13">Magnetic field strength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rext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xternal injection of protons with power law (PL)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pextmn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Min value of proton PL or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pextmx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Max value of proton PL or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prints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Slope of proton PL. </text:span><text:span text:style-name="T14">NOTE –</text:span><text:span text:style-name="T13"> the code crashes if slprints=2. In that case use slprints=2.01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exlumpr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Proton injection compactness (dimensionless measure of proton injection luminosit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bpresc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1. (default)</text:span></text:p>
          </table:table-cell>
          <table:table-cell table:style-name="Table1.D1" office:value-type="string">
            <text:p text:style-name="P23"><text:span text:style-name="T13">Proton escape rate in units of the light crossing tim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ap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&gt;=0</text:span></text:p>
          </table:table-cell>
          <table:table-cell table:style-name="Table1.D1" office:value-type="string">
            <text:p text:style-name="P23"><text:span text:style-name="T13">Exponent index of exponential cutoff in proton PL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exp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proton PL (or BPL) without/with exponential cutoff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0">ielext</text:span></text:p>
          </table:table-cell>
          <table:table-cell table:style-name="Table1.A1" office:value-type="string">
            <text:p text:style-name="P23"><text:span text:style-name="T13">Integer</text:span></text:p>
            <text:p text:style-name="P24"/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xternal injection of electrons with power law (PL)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eextmn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Min value of electron PL or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eextmx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Max value of electron PL or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elints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Slope of electron PL. </text:span><text:span text:style-name="T14">NOTE –</text:span><text:span text:style-name="T13"> the code crashes if slerints=2. In that case use slerints=2.01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exlumel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Electron injection compactness (dimensionless measure of electron injection luminosit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belesc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1. (default)</text:span></text:p>
          </table:table-cell>
          <table:table-cell table:style-name="Table1.D1" office:value-type="string">
            <text:p text:style-name="P23"><text:span text:style-name="T13">electron escape rate in units of the light crossing tim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ae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&gt;=0</text:span></text:p>
          </table:table-cell>
          <table:table-cell table:style-name="Table1.D1" office:value-type="string">
            <text:p text:style-name="P23"><text:span text:style-name="T13">Exponent index of exponential cutoff in electron PL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eexp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electron PL (or BPL) without/with exponential cutoff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hotext</text:span></text:p>
          </table:table-cell>
          <table:table-cell table:style-name="Table1.A1" office:value-type="string">
            <text:p text:style-name="P23"><text:span text:style-name="T13">Integer 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xternal fixed photon field with grey body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temperat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[Kelvin]</text:span></text:p>
          </table:table-cell>
          <table:table-cell table:style-name="Table1.D1" office:value-type="string">
            <text:p text:style-name="P23"><text:span text:style-name="T13">Temperature of grey bod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exlumth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Compactness of grey body field (dimensionless measure of photon energy densit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hotext2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xternal fixed photon field with broken power-law (BPL)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x1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[in m</text:span><text:span text:style-name="T19">e</text:span><text:span text:style-name="T13"> c</text:span><text:span text:style-name="T20">2</text:span><text:span text:style-name="T13"> units]</text:span></text:p>
          </table:table-cell>
          <table:table-cell table:style-name="Table1.D1" office:value-type="string">
            <text:p text:style-name="P23"><text:span text:style-name="T13">Min. energy of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x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[in m</text:span><text:span text:style-name="T19">e</text:span><text:span text:style-name="T13"> c</text:span><text:span text:style-name="T20">2</text:span><text:span text:style-name="T13"> units]</text:span></text:p>
          </table:table-cell>
          <table:table-cell table:style-name="Table1.D1" office:value-type="string">
            <text:p text:style-name="P23"><text:span text:style-name="T13">Max. energy of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xbr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[in m</text:span><text:span text:style-name="T19">e</text:span><text:span text:style-name="T13"> c</text:span><text:span text:style-name="T20">2</text:span><text:span text:style-name="T13"> units]</text:span></text:p>
          </table:table-cell>
          <table:table-cell table:style-name="Table1.D1" office:value-type="string">
            <text:p text:style-name="P23"><text:span text:style-name="T13">Break energy of BPL. </text:span><text:span text:style-name="T14">NOTE –</text:span><text:span text:style-name="T13"> if </text:span><text:span text:style-name="T14">xbr=x2</text:span><text:span text:style-name="T13">, then one models a simple 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beta1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before the break energy of the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beta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after the break energy of the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extph0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Compactness of BPL photon field (dimensionless measure of photon </text:span><text:soft-page-break/><text:span text:style-name="T13">energy density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elextbr 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external injection of electrons without/with broken power law (BPL)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eextbr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Electron break Lorentz facto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elints1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before the break energy of the electron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elints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after the break energy of the electron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ae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&gt;=0</text:span></text:p>
          </table:table-cell>
          <table:table-cell table:style-name="Table1.D1" office:value-type="string">
            <text:p text:style-name="P23"><text:span text:style-name="T13">Exponent index of exponential cutoff in electron BPL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rextbr</text:span></text:p>
          </table:table-cell>
          <table:table-cell table:style-name="Table1.A1" office:value-type="string">
            <text:p text:style-name="P23"><text:span text:style-name="T13">Integer 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external injection of protons without/with broken power law (BPL)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gpextbr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In log10</text:span></text:p>
          </table:table-cell>
          <table:table-cell table:style-name="Table1.D1" office:value-type="string">
            <text:p text:style-name="P23"><text:span text:style-name="T13">Proton break Lorentz facto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prints1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before the break energy of the proton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slprints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3"><text:span text:style-name="T13">Power-slope after the break energy of the proton BPL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ap2</text:span></text:p>
          </table:table-cell>
          <table:table-cell table:style-name="Table1.A1" office:value-type="string">
            <text:p text:style-name="P23"><text:span text:style-name="T13">Real</text:span></text:p>
          </table:table-cell>
          <table:table-cell table:style-name="Table1.A1" office:value-type="string">
            <text:p text:style-name="P23"><text:span text:style-name="T13">&gt;=0</text:span></text:p>
          </table:table-cell>
          <table:table-cell table:style-name="Table1.D1" office:value-type="string">
            <text:p text:style-name="P23"><text:span text:style-name="T13">Exponent index of exponential cutoff in proton BPL energy spectru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syn 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lectron synchrotron <text:s/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rsyn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proton synchrotron <text:s/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ssa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synchrotron self-absorp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compt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inverse Compton scattering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kn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computation of electron losses in the Klein-Nishina regime using the full expression from Bloumenthal &amp; Gould (1970)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gg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photon-photon pair produc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anni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<text:s/>electron-</text:span><text:soft-page-break/><text:span text:style-name="T13">positron annihila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esc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electron and proton escap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ipsc</text:span></text:p>
          </table:table-cell>
          <table:table-cell table:style-name="Table1.A1" office:value-type="string">
            <text:p text:style-name="P23"><text:span text:style-name="T13">Integer</text:span></text:p>
          </table:table-cell>
          <table:table-cell table:style-name="Table1.A1" office:value-type="string">
            <text:p text:style-name="P23"><text:span text:style-name="T13">0/1</text:span></text:p>
          </table:table-cell>
          <table:table-cell table:style-name="Table1.D1" office:value-type="string">
            <text:p text:style-name="P23"><text:span text:style-name="T13">Flag for switching off/on photon, neutrino, and neutron escape</text:span>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4"/>
          </table:table-cell>
        </table:table-row>
      </table:table>
      <text:p text:style-name="P9"/>
      <text:p text:style-name="P9"/>
      <text:p text:style-name="P15"><text:span text:style-name="T6">Code normalization </text:span></text:p>
      <text:p text:style-name="P15"><text:span text:style-name="T18">All number </text:span><text:span text:style-name="T17">densities </text:span><text:span text:style-name="T18">in the code </text:span><text:span text:style-name="T17">are </text:span><text:span text:style-name="T18">dimensionless (</text:span><text:span text:style-name="T17">normalized to </text:span><text:span text:style-name="T18">σΤ*radius)</text:span></text:p>
      <text:p text:style-name="P16"><text:span text:style-name="T18">T</text:span><text:span text:style-name="T17">ime is also dimensionless (normalized to radius/c)</text:span></text:p>
      <text:p text:style-name="P15"><text:span text:style-name="T17">For details, see Refs. 1+2 below</text:span><text:span text:style-name="T6"> </text:span></text:p>
      <text:p text:style-name="P15"><text:span text:style-name="T6"/></text:p>
      <text:p text:style-name="P4"><text:span text:style-name="T6">List of </text:span><text:span text:style-name="T7">main </text:span><text:span text:style-name="T6">output files</text:span></text:p>
      <text:p text:style-name="P4"><text:span text:style-name="T6"/></text:p>
      <text:p text:style-name="P21"><text:span text:style-name="T21">– </text:span><text:span text:style-name="T22">fort.81 →</text:span><text:span text:style-name="T23"> </text:span><text:span text:style-name="T22"><text:s/></text:span><text:span text:style-name="T25">contains snapshots of photon spectra (including any potential external photon field): log10(x), log10(x</text:span><text:span text:style-name="T28">2</text:span><text:span text:style-name="T25"> n</text:span><text:span text:style-name="T29">γ</text:span><text:span text:style-name="T25">(x,t))</text:span></text:p>
      <text:p text:style-name="P22"><text:span text:style-name="T22">– fort.71 →</text:span><text:span text:style-name="T23"> </text:span><text:span text:style-name="T22"><text:s/></text:span><text:span text:style-name="T25">contains snapshots of photon spectra (excluding any potential external photon field): log10(x), log10(x</text:span><text:span text:style-name="T28">2</text:span><text:span text:style-name="T25"> n</text:span><text:span text:style-name="T29">γ</text:span><text:span text:style-name="T25">(x,t)), log10(x</text:span><text:span text:style-name="T28">2</text:span><text:span text:style-name="T25"> n</text:span><text:span text:style-name="T29">γ, ext </text:span><text:span text:style-name="T25">(x)) </text:span></text:p>
      <text:p text:style-name="P22"><text:span text:style-name="T22">– fort.89 →</text:span><text:span text:style-name="T23"> </text:span><text:span text:style-name="T22"><text:s/></text:span><text:span text:style-name="T25">contains snapshots of electron/positron spectra: log10(γ), log10(γ</text:span><text:span text:style-name="T28">2</text:span><text:span text:style-name="T25"> n</text:span><text:span text:style-name="T29">e</text:span><text:span text:style-name="T25">(γ,t))</text:span></text:p>
      <text:p text:style-name="P22"><text:span text:style-name="T22">– fort.88 →</text:span><text:span text:style-name="T23"> </text:span><text:span text:style-name="T22"><text:s/></text:span><text:span text:style-name="T25">contains snapshots of proton spectra: log10(γ), log10(γ</text:span><text:span text:style-name="T28">2</text:span><text:span text:style-name="T25"> n</text:span><text:span text:style-name="T29">p</text:span><text:span text:style-name="T25">(γ,t))</text:span></text:p>
      <text:p text:style-name="P22"><text:span text:style-name="T22">– fort.72 →</text:span><text:span text:style-name="T25"> </text:span><text:span text:style-name="T26"><text:s/></text:span><text:span text:style-name="T25">dimensionless bolometric light curve time: time, log10(n</text:span><text:span text:style-name="T29">ph</text:span><text:span text:style-name="T25">), where <text:s/>n</text:span><text:span text:style-name="T29">ph </text:span><text:span text:style-name="T30">= \int n</text:span><text:span text:style-name="T29">γ</text:span><text:span text:style-name="T30">(x,t) dx</text:span></text:p>
      <text:h text:style-name="P26" text:outline-level="2"><text:span text:style-name="T6">Questions and Problems</text:span></text:h>
      <text:p text:style-name="P13">TBD</text:p>
      <text:p text:style-name="P7"/>
      <text:p text:style-name="P7"/>
      <text:p text:style-name="P7"/>
      <text:p text:style-name="P4"><text:span text:style-name="T6">Publications with the code description:</text:span></text:p>
      <text:list xml:id="list4916862038672568968" text:style-name="L1">
        <text:list-item>
          <text:p text:style-name="P5"><text:span text:style-name="T24">Mastichiadis &amp; Kirk, A&amp;A (1995): </text:span><text:span text:style-name="T11">description of the time-dependent lepto-hadronic code with acceleration. Simplified expressions for photohadronic losses and production of secondaries; linear acceleration term.</text:span></text:p>
        </text:list-item>
        <text:list-item>
          <text:p text:style-name="P5"><text:span text:style-name="T24">Mastichiadis, Protheroe &amp; Kirk, A&amp;A (2005):</text:span><text:span text:style-name="T34"> </text:span><text:span text:style-name="T11">improved description of Bethe-Heitler interactions using Monte Carlo results from Protheroe &amp; Johnson (1996)</text:span></text:p>
        </text:list-item>
        <text:list-item>
          <text:p text:style-name="P5"><text:span text:style-name="T24">Dimitrakoudis, Mastichiadis, Protheroe &amp; Reimer, A&amp;A (2012): </text:span><text:span text:style-name="T11">improved description of photopion interactions using SOPHIA Monte Carlo results.</text:span></text:p>
        </text:list-item>
      </text:list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family-generic="swiss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Label_20_28" style:display-name="ListLabel 28" style:family="text">
      <style:text-properties style:font-name="FreeSerif" fo:font-family="FreeSerif" style:font-family-generic="roman" style:font-pitch="variable" fo:font-weight="bold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FreeSerif" fo:font-family="FreeSerif" style:font-family-generic="roman" style:font-pitch="variable" fo:font-weight="bold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FreeSerif" fo:font-family="FreeSerif" style:font-family-generic="roman" style:font-pitch="variable" fo:font-weight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FreeSerif" fo:font-family="FreeSerif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7:07:35.229958383</meta:creation-date>
    <dc:date>2021-04-30T17:28:34.878323112</dc:date>
    <meta:editing-duration>PT10M4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7" meta:paragraph-count="303" meta:word-count="1467" meta:character-count="10133" meta:non-whitespace-character-count="8907"/>
  </office:meta>
</office:document-meta>
</file>